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_201028_FU_M10_T8_tuning" table:style-name="ta1">
        <table:shapes>
          <draw:frame draw:z-index="0" draw:style-name="gr1" draw:text-style-name="P1" svg:width="6.2988in" svg:height="3.5429in" svg:x="5.8126in" svg:y="0.1335in">
            <draw:object draw:notify-on-update-of-ranges="M_201028_FU_M10_T8_tuning.B1:M_201028_FU_M10_T8_tuning.B1 M_201028_FU_M10_T8_tuning.B2:M_201028_FU_M10_T8_tuning.B21 M_201028_FU_M10_T8_tuning.E1:M_201028_FU_M10_T8_tuning.E1 M_201028_FU_M10_T8_tuning.E2:M_201028_FU_M10_T8_tuning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lidation_Set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oherence</text:p>
          </table:table-cell>
          <table:table-cell office:value-type="string" calcext:value-type="string">
            <text:p>Perplexity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503330299957062" calcext:value-type="float">
            <text:p>-0.005033302999571</text:p>
          </table:table-cell>
          <table:table-cell office:value-type="float" office:value="-7.18933573442144" calcext:value-type="float">
            <text:p>-7.1893357344214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896413228891141" calcext:value-type="float">
            <text:p>-0.008964132288911</text:p>
          </table:table-cell>
          <table:table-cell office:value-type="float" office:value="-7.38683240028102" calcext:value-type="float">
            <text:p>-7.3868324002810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70022803705424" calcext:value-type="float">
            <text:p>-0.017002280370542</text:p>
          </table:table-cell>
          <table:table-cell office:value-type="float" office:value="-7.54635752775055" calcext:value-type="float">
            <text:p>-7.5463575277505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44899283813463" calcext:value-type="float">
            <text:p>-0.014489928381346</text:p>
          </table:table-cell>
          <table:table-cell office:value-type="float" office:value="-7.67363362570536" calcext:value-type="float">
            <text:p>-7.6736336257053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46026164607695" calcext:value-type="float">
            <text:p>-0.01460261646077</text:p>
          </table:table-cell>
          <table:table-cell office:value-type="float" office:value="-7.78412109253917" calcext:value-type="float">
            <text:p>-7.7841210925391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22942091469359" calcext:value-type="float">
            <text:p>-0.012294209146936</text:p>
          </table:table-cell>
          <table:table-cell office:value-type="float" office:value="-7.87565262231668" calcext:value-type="float">
            <text:p>-7.8756526223166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9805284883464" calcext:value-type="float">
            <text:p>-0.010980528488347</text:p>
          </table:table-cell>
          <table:table-cell office:value-type="float" office:value="-8.06548795175875" calcext:value-type="float">
            <text:p>-8.0654879517587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14093016314156" calcext:value-type="float">
            <text:p>-0.011409301631416</text:p>
          </table:table-cell>
          <table:table-cell office:value-type="float" office:value="-8.87852368153684" calcext:value-type="float">
            <text:p>-8.8785236815368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28745208977786" calcext:value-type="float">
            <text:p>-0.012874520897779</text:p>
          </table:table-cell>
          <table:table-cell office:value-type="float" office:value="-9.91786632588639" calcext:value-type="float">
            <text:p>-9.9178663258863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13527896532746" calcext:value-type="float">
            <text:p>-0.011352789653275</text:p>
          </table:table-cell>
          <table:table-cell office:value-type="float" office:value="-10.5066911014855" calcext:value-type="float">
            <text:p>-10.506691101485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26836354623732" calcext:value-type="float">
            <text:p>-0.012683635462373</text:p>
          </table:table-cell>
          <table:table-cell office:value-type="float" office:value="-10.791194462789" calcext:value-type="float">
            <text:p>-10.79119446278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1952160614487" calcext:value-type="float">
            <text:p>-0.011952160614487</text:p>
          </table:table-cell>
          <table:table-cell office:value-type="float" office:value="-10.9689239113322" calcext:value-type="float">
            <text:p>-10.968923911332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7567007770221" calcext:value-type="float">
            <text:p>-0.010756700777022</text:p>
          </table:table-cell>
          <table:table-cell office:value-type="float" office:value="-11.1007696930888" calcext:value-type="float">
            <text:p>-11.100769693088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18364632481097" calcext:value-type="float">
            <text:p>-0.01183646324811</text:p>
          </table:table-cell>
          <table:table-cell office:value-type="float" office:value="-11.2121220393937" calcext:value-type="float">
            <text:p>-11.212122039393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15698520383848" calcext:value-type="float">
            <text:p>-0.011569852038385</text:p>
          </table:table-cell>
          <table:table-cell office:value-type="float" office:value="-11.3096672527207" calcext:value-type="float">
            <text:p>-11.309667252720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6350031772227" calcext:value-type="float">
            <text:p>-0.010635003177223</text:p>
          </table:table-cell>
          <table:table-cell office:value-type="float" office:value="-11.3968330858337" calcext:value-type="float">
            <text:p>-11.396833085833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12608584225231" calcext:value-type="float">
            <text:p>-0.011260858422523</text:p>
          </table:table-cell>
          <table:table-cell office:value-type="float" office:value="-11.4970503761641" calcext:value-type="float">
            <text:p>-11.497050376164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5712017061842" calcext:value-type="float">
            <text:p>-0.010571201706184</text:p>
          </table:table-cell>
          <table:table-cell office:value-type="float" office:value="-11.6709924572643" calcext:value-type="float">
            <text:p>-11.670992457264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7365350699711" calcext:value-type="float">
            <text:p>-0.010736535069971</text:p>
          </table:table-cell>
          <table:table-cell office:value-type="float" office:value="-11.9691364206108" calcext:value-type="float">
            <text:p>-11.969136420610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5806506485521" calcext:value-type="float">
            <text:p>-0.010580650648552</text:p>
          </table:table-cell>
          <table:table-cell office:value-type="float" office:value="-12.4033656255095" calcext:value-type="float">
            <text:p>-12.40336562550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07:11:54.063882863</dc:date>
    <meta:editing-duration>PT1M42S</meta:editing-duration>
    <meta:editing-cycles>1</meta:editing-cycles>
    <meta:document-statistic meta:table-count="1" meta:cell-count="126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201cm" style:legend-expansion="high" chart:style-name="ch2"/>
        <chart:plot-area chart:style-name="ch3" table:cell-range-address="M_201028_FU_M10_T8_tuning.B1:M_201028_FU_M10_T8_tuning.B21 M_201028_FU_M10_T8_tuning.E1:M_201028_FU_M10_T8_tuning.E21" chart:data-source-has-labels="both" svg:x="0.32cm" svg:y="0.18cm" svg:width="12.376cm" svg:height="8.64cm">
          <chartooo:coordinate-region svg:x="1.524cm" svg:y="0.379cm" svg:width="10.986cm" svg:height="8.242cm"/>
          <chart:axis chart:dimension="x" chart:name="primary-x" chart:style-name="ch4" chartooo:axis-type="auto">
            <chartooo:date-scale/>
            <chart:categories table:cell-range-address="M_201028_FU_M10_T8_tuning.B2:M_201028_FU_M10_T8_tuning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_201028_FU_M10_T8_tuning.E2:M_201028_FU_M10_T8_tuning.E21" chart:label-cell-address="M_201028_FU_M10_T8_tuning.E1:M_201028_FU_M10_T8_tuning.E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herence</text:p>
                <draw:g>
                  <svg:desc>M_201028_FU_M10_T8_tuning.E1:M_201028_FU_M10_T8_tuning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_201028_FU_M10_T8_tuning.B2:M_201028_FU_M10_T8_tuning.B21</svg:desc>
                </draw:g>
              </table:table-cell>
              <table:table-cell office:value-type="float" office:value="-0.00503330299957062">
                <text:p>-0.00503330299957062</text:p>
                <draw:g>
                  <svg:desc>M_201028_FU_M10_T8_tuning.E2:M_201028_FU_M10_T8_tuning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896413228891141">
                <text:p>-0.008964132288911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170022803705424">
                <text:p>-0.01700228037054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144899283813463">
                <text:p>-0.01448992838134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146026164607695">
                <text:p>-0.01460261646076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122942091469359">
                <text:p>-0.01229420914693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109805284883464">
                <text:p>-0.01098052848834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114093016314156">
                <text:p>-0.01140930163141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128745208977786">
                <text:p>-0.01287452089777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113527896532746">
                <text:p>-0.01135278965327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0126836354623732">
                <text:p>-0.012683635462373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11952160614487">
                <text:p>-0.0119521606144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0107567007770221">
                <text:p>-0.010756700777022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118364632481097">
                <text:p>-0.011836463248109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115698520383848">
                <text:p>-0.01156985203838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106350031772227">
                <text:p>-0.010635003177222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0112608584225231">
                <text:p>-0.011260858422523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105712017061842">
                <text:p>-0.010571201706184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107365350699711">
                <text:p>-0.01073653506997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105806506485521">
                <text:p>-0.0105806506485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